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65cm" svg:height="13.892cm" svg:x="0.11cm" svg:y="4.622cm">
            <draw:object draw:notify-on-update-of-ranges="Sheet1.A3:Sheet1.A10 Sheet1.C2:Sheet1.C2 Sheet1.C3:Sheet1.C10 Sheet1.A3:Sheet1.A10 Sheet1.D2:Sheet1.D2 Sheet1.D3:Sheet1.D10 Sheet1.A3:Sheet1.A10 Sheet1.E2:Sheet1.E2 Sheet1.E3:Sheet1.E10 Sheet1.A3:Sheet1.A10 Sheet1.F2:Sheet1.F2 Sheet1.F3:Sheet1.F10 Sheet1.A3:Sheet1.A10 Sheet1.G2:Sheet1.G2 Sheet1.G3:Sheet1.G10 Sheet1.A3:Sheet1.A10 Sheet1.H2:Sheet1.H2 Sheet1.H3:Sheet1.H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Ts_TholeTes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_calpol</text:p>
          </table:table-cell>
          <table:table-cell office:value-type="string" calcext:value-type="string">
            <text:p>TholeExp_empirical_ratio</text:p>
          </table:table-cell>
          <table:table-cell office:value-type="string" calcext:value-type="string">
            <text:p>TholeExp_mean_ratio</text:p>
          </table:table-cell>
          <table:table-cell office:value-type="string" calcext:value-type="string">
            <text:p>TholeExp_components_ratio</text:p>
          </table:table-cell>
          <table:table-cell office:value-type="string" calcext:value-type="string">
            <text:p>TholeLin_empirical_ratio</text:p>
          </table:table-cell>
          <table:table-cell office:value-type="string" calcext:value-type="string">
            <text:p>TholeLin_mean_ratio</text:p>
          </table:table-cell>
          <table:table-cell office:value-type="string" calcext:value-type="string">
            <text:p>TholeLin_components_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3577" calcext:value-type="float">
            <text:p>71.3577</text:p>
          </table:table-cell>
          <table:table-cell office:value-type="float" office:value="0.929003137383" calcext:value-type="float">
            <text:p>0.929003137383</text:p>
          </table:table-cell>
          <table:table-cell office:value-type="float" office:value="0.848202674533" calcext:value-type="float">
            <text:p>0.848202674533</text:p>
          </table:table-cell>
          <table:table-cell office:value-type="float" office:value="0.836037522015" calcext:value-type="float">
            <text:p>0.836037522015</text:p>
          </table:table-cell>
          <table:table-cell office:value-type="float" office:value="0.986231986047" calcext:value-type="float">
            <text:p>0.986231986047</text:p>
          </table:table-cell>
          <table:table-cell office:value-type="float" office:value="0.826087576059" calcext:value-type="float">
            <text:p>0.826087576059</text:p>
          </table:table-cell>
          <table:table-cell office:value-type="float" office:value="0.750299994401" calcext:value-type="float">
            <text:p>0.750299994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.292" calcext:value-type="float">
            <text:p>173.292</text:p>
          </table:table-cell>
          <table:table-cell office:value-type="float" office:value="0.868256766198" calcext:value-type="float">
            <text:p>0.868256766198</text:p>
          </table:table-cell>
          <table:table-cell office:value-type="float" office:value="0.827215964793" calcext:value-type="float">
            <text:p>0.827215964793</text:p>
          </table:table-cell>
          <table:table-cell office:value-type="float" office:value="0.852610205494" calcext:value-type="float">
            <text:p>0.852610205494</text:p>
          </table:table-cell>
          <table:table-cell office:value-type="float" office:value="0.935914494712" calcext:value-type="float">
            <text:p>0.935914494712</text:p>
          </table:table-cell>
          <table:table-cell office:value-type="float" office:value="0.808801226819" calcext:value-type="float">
            <text:p>0.808801226819</text:p>
          </table:table-cell>
          <table:table-cell office:value-type="float" office:value="0.764659852479" calcext:value-type="float">
            <text:p>0.764659852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2.028" calcext:value-type="float">
            <text:p>322.028</text:p>
          </table:table-cell>
          <table:table-cell office:value-type="float" office:value="0.749518790396" calcext:value-type="float">
            <text:p>0.749518790396</text:p>
          </table:table-cell>
          <table:table-cell office:value-type="float" office:value="0.736261029114" calcext:value-type="float">
            <text:p>0.736261029114</text:p>
          </table:table-cell>
          <table:table-cell office:value-type="float" office:value="0.76733589162" calcext:value-type="float">
            <text:p>0.76733589162</text:p>
          </table:table-cell>
          <table:table-cell office:value-type="float" office:value="0.833886704719" calcext:value-type="float">
            <text:p>0.833886704719</text:p>
          </table:table-cell>
          <table:table-cell office:value-type="float" office:value="0.723546044947" calcext:value-type="float">
            <text:p>0.723546044947</text:p>
          </table:table-cell>
          <table:table-cell office:value-type="float" office:value="0.67955895046" calcext:value-type="float">
            <text:p>0.67955895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.19" calcext:value-type="float">
            <text:p>505.19</text:p>
          </table:table-cell>
          <table:table-cell office:value-type="float" office:value="0.668486491746" calcext:value-type="float">
            <text:p>0.668486491746</text:p>
          </table:table-cell>
          <table:table-cell office:value-type="float" office:value="0.668709706713" calcext:value-type="float">
            <text:p>0.668709706713</text:p>
          </table:table-cell>
          <table:table-cell office:value-type="float" office:value="0.703141236414" calcext:value-type="float">
            <text:p>0.703141236414</text:p>
          </table:table-cell>
          <table:table-cell office:value-type="float" office:value="0.757858921665" calcext:value-type="float">
            <text:p>0.757858921665</text:p>
          </table:table-cell>
          <table:table-cell office:value-type="float" office:value="0.657529146856" calcext:value-type="float">
            <text:p>0.657529146856</text:p>
          </table:table-cell>
          <table:table-cell office:value-type="float" office:value="0.61522549841" calcext:value-type="float">
            <text:p>0.61522549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9.993" calcext:value-type="float">
            <text:p>709.993</text:p>
          </table:table-cell>
          <table:table-cell office:value-type="float" office:value="0.61432440428" calcext:value-type="float">
            <text:p>0.61432440428</text:p>
          </table:table-cell>
          <table:table-cell office:value-type="float" office:value="0.621519186234" calcext:value-type="float">
            <text:p>0.621519186234</text:p>
          </table:table-cell>
          <table:table-cell office:value-type="float" office:value="0.657432520107" calcext:value-type="float">
            <text:p>0.657432520107</text:p>
          </table:table-cell>
          <table:table-cell office:value-type="float" office:value="0.705192021586" calcext:value-type="float">
            <text:p>0.705192021586</text:p>
          </table:table-cell>
          <table:table-cell office:value-type="float" office:value="0.611238339804" calcext:value-type="float">
            <text:p>0.611238339804</text:p>
          </table:table-cell>
          <table:table-cell office:value-type="float" office:value="0.5703670995" calcext:value-type="float">
            <text:p>0.5703670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5.447" calcext:value-type="float">
            <text:p>925.447</text:p>
          </table:table-cell>
          <table:table-cell office:value-type="float" office:value="0.577901221434" calcext:value-type="float">
            <text:p>0.577901221434</text:p>
          </table:table-cell>
          <table:table-cell office:value-type="float" office:value="0.588989130831" calcext:value-type="float">
            <text:p>0.588989130831</text:p>
          </table:table-cell>
          <table:table-cell office:value-type="float" office:value="0.62545924709" calcext:value-type="float">
            <text:p>0.62545924709</text:p>
          </table:table-cell>
          <table:table-cell office:value-type="float" office:value="0.669206350638" calcext:value-type="float">
            <text:p>0.669206350638</text:p>
          </table:table-cell>
          <table:table-cell office:value-type="float" office:value="0.579420184687" calcext:value-type="float">
            <text:p>0.579420184687</text:p>
          </table:table-cell>
          <table:table-cell office:value-type="float" office:value="0.539517857633" calcext:value-type="float">
            <text:p>0.539517857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6.07" calcext:value-type="float">
            <text:p>1156.07</text:p>
          </table:table-cell>
          <table:table-cell office:value-type="float" office:value="0.549958336082" calcext:value-type="float">
            <text:p>0.549958336082</text:p>
          </table:table-cell>
          <table:table-cell office:value-type="float" office:value="0.563728518953" calcext:value-type="float">
            <text:p>0.563728518953</text:p>
          </table:table-cell>
          <table:table-cell office:value-type="float" office:value="0.600683867301" calcext:value-type="float">
            <text:p>0.600683867301</text:p>
          </table:table-cell>
          <table:table-cell office:value-type="float" office:value="0.640969952571" calcext:value-type="float">
            <text:p>0.640969952571</text:p>
          </table:table-cell>
          <table:table-cell office:value-type="float" office:value="0.554385153407" calcext:value-type="float">
            <text:p>0.554385153407</text:p>
          </table:table-cell>
          <table:table-cell office:value-type="float" office:value="0.515499373237" calcext:value-type="float">
            <text:p>0.515499373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8.47" calcext:value-type="float">
            <text:p>1388.47</text:p>
          </table:table-cell>
          <table:table-cell office:value-type="float" office:value="0.530101838104" calcext:value-type="float">
            <text:p>0.530101838104</text:p>
          </table:table-cell>
          <table:table-cell office:value-type="float" office:value="0.545581274765" calcext:value-type="float">
            <text:p>0.545581274765</text:p>
          </table:table-cell>
          <table:table-cell office:value-type="float" office:value="0.582702119053" calcext:value-type="float">
            <text:p>0.582702119053</text:p>
          </table:table-cell>
          <table:table-cell office:value-type="float" office:value="0.62084683724" calcext:value-type="float">
            <text:p>0.62084683724</text:p>
          </table:table-cell>
          <table:table-cell office:value-type="float" office:value="0.536506721069" calcext:value-type="float">
            <text:p>0.536506721069</text:p>
          </table:table-cell>
          <table:table-cell office:value-type="float" office:value="0.498287172797" calcext:value-type="float">
            <text:p>0.498287172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7:55:39.291155137</dc:date>
    <meta:document-statistic meta:table-count="1" meta:cell-count="73" meta:object-count="1"/>
    <meta:generator>LibreOffice/4.2.2.1$Linux_X86_64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51cm" svg:height="13.893cm" xlink:href=".." xlink:type="simple" chart:class="chart:scatter" chart:style-name="ch1">
        <chart:legend chart:legend-position="end" svg:x="16.53cm" svg:y="5.402cm" style:legend-expansion="high" chart:style-name="ch2"/>
        <chart:plot-area chart:style-name="ch3" table:cell-range-address="Sheet1.A3:Sheet1.A10 Sheet1.C2:Sheet1.H10" chart:data-source-has-labels="row" svg:x="0.883cm" svg:y="1.243cm" svg:width="14.781cm" svg:height="11.953cm">
          <chartooo:coordinate-region svg:x="1.61cm" svg:y="1.443cm" svg:width="13.96cm" svg:height="11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series chart:style-name="ch7" chart:values-cell-range-address="Sheet1.D3:Sheet1.D10" chart:label-cell-address="Sheet1.D2:Sheet1.D2" chart:class="chart:scatter">
            <chart:data-point chart:repeated="8"/>
          </chart:series>
          <chart:series chart:style-name="ch8" chart:values-cell-range-address="Sheet1.E3:Sheet1.E10" chart:label-cell-address="Sheet1.E2:Sheet1.E2" chart:class="chart:scatter">
            <chart:data-point chart:repeated="8"/>
          </chart:series>
          <chart:series chart:style-name="ch9" chart:values-cell-range-address="Sheet1.F3:Sheet1.F10" chart:label-cell-address="Sheet1.F2:Sheet1.F2" chart:class="chart:scatter">
            <chart:data-point chart:repeated="8"/>
          </chart:series>
          <chart:series chart:style-name="ch10" chart:values-cell-range-address="Sheet1.G3:Sheet1.G10" chart:label-cell-address="Sheet1.G2:Sheet1.G2" chart:class="chart:scatter">
            <chart:data-point chart:repeated="8"/>
          </chart:series>
          <chart:series chart:style-name="ch11" chart:values-cell-range-address="Sheet1.H3:Sheet1.H10" chart:label-cell-address="Sheet1.H2:Sheet1.H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oleExp_empirical_ratio</text:p>
                <draw:g>
                  <svg:desc>Sheet1.C2:Sheet1.C2</svg:desc>
                </draw:g>
              </table:table-cell>
              <table:table-cell office:value-type="string">
                <text:p>TholeExp_mean_ratio</text:p>
                <draw:g>
                  <svg:desc>Sheet1.D2:Sheet1.D2</svg:desc>
                </draw:g>
              </table:table-cell>
              <table:table-cell office:value-type="string">
                <text:p>TholeExp_components_ratio</text:p>
                <draw:g>
                  <svg:desc>Sheet1.E2:Sheet1.E2</svg:desc>
                </draw:g>
              </table:table-cell>
              <table:table-cell office:value-type="string">
                <text:p>TholeLin_empirical_ratio</text:p>
                <draw:g>
                  <svg:desc>Sheet1.F2:Sheet1.F2</svg:desc>
                </draw:g>
              </table:table-cell>
              <table:table-cell office:value-type="string">
                <text:p>TholeLin_mean_ratio</text:p>
                <draw:g>
                  <svg:desc>Sheet1.G2:Sheet1.G2</svg:desc>
                </draw:g>
              </table:table-cell>
              <table:table-cell office:value-type="string">
                <text:p>TholeLin_components_ratio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929003137383">
                <text:p>0.929003137383</text:p>
                <draw:g>
                  <svg:desc>Sheet1.C3:Sheet1.C10</svg:desc>
                </draw:g>
              </table:table-cell>
              <table:table-cell office:value-type="float" office:value="0.848202674533">
                <text:p>0.848202674533</text:p>
                <draw:g>
                  <svg:desc>Sheet1.D3:Sheet1.D10</svg:desc>
                </draw:g>
              </table:table-cell>
              <table:table-cell office:value-type="float" office:value="0.836037522015">
                <text:p>0.836037522015</text:p>
                <draw:g>
                  <svg:desc>Sheet1.E3:Sheet1.E10</svg:desc>
                </draw:g>
              </table:table-cell>
              <table:table-cell office:value-type="float" office:value="0.986231986047">
                <text:p>0.986231986047</text:p>
                <draw:g>
                  <svg:desc>Sheet1.F3:Sheet1.F10</svg:desc>
                </draw:g>
              </table:table-cell>
              <table:table-cell office:value-type="float" office:value="0.826087576059">
                <text:p>0.826087576059</text:p>
                <draw:g>
                  <svg:desc>Sheet1.G3:Sheet1.G10</svg:desc>
                </draw:g>
              </table:table-cell>
              <table:table-cell office:value-type="float" office:value="0.750299994401">
                <text:p>0.750299994401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8256766198">
                <text:p>0.868256766198</text:p>
              </table:table-cell>
              <table:table-cell office:value-type="float" office:value="0.827215964793">
                <text:p>0.827215964793</text:p>
              </table:table-cell>
              <table:table-cell office:value-type="float" office:value="0.852610205494">
                <text:p>0.852610205494</text:p>
              </table:table-cell>
              <table:table-cell office:value-type="float" office:value="0.935914494712">
                <text:p>0.935914494712</text:p>
              </table:table-cell>
              <table:table-cell office:value-type="float" office:value="0.808801226819">
                <text:p>0.808801226819</text:p>
              </table:table-cell>
              <table:table-cell office:value-type="float" office:value="0.764659852479">
                <text:p>0.764659852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9518790396">
                <text:p>0.749518790396</text:p>
              </table:table-cell>
              <table:table-cell office:value-type="float" office:value="0.736261029114">
                <text:p>0.736261029114</text:p>
              </table:table-cell>
              <table:table-cell office:value-type="float" office:value="0.76733589162">
                <text:p>0.76733589162</text:p>
              </table:table-cell>
              <table:table-cell office:value-type="float" office:value="0.833886704719">
                <text:p>0.833886704719</text:p>
              </table:table-cell>
              <table:table-cell office:value-type="float" office:value="0.723546044947">
                <text:p>0.723546044947</text:p>
              </table:table-cell>
              <table:table-cell office:value-type="float" office:value="0.67955895046">
                <text:p>0.67955895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68486491746">
                <text:p>0.668486491746</text:p>
              </table:table-cell>
              <table:table-cell office:value-type="float" office:value="0.668709706713">
                <text:p>0.668709706713</text:p>
              </table:table-cell>
              <table:table-cell office:value-type="float" office:value="0.703141236414">
                <text:p>0.703141236414</text:p>
              </table:table-cell>
              <table:table-cell office:value-type="float" office:value="0.757858921665">
                <text:p>0.757858921665</text:p>
              </table:table-cell>
              <table:table-cell office:value-type="float" office:value="0.657529146856">
                <text:p>0.657529146856</text:p>
              </table:table-cell>
              <table:table-cell office:value-type="float" office:value="0.61522549841">
                <text:p>0.61522549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432440428">
                <text:p>0.61432440428</text:p>
              </table:table-cell>
              <table:table-cell office:value-type="float" office:value="0.621519186234">
                <text:p>0.621519186234</text:p>
              </table:table-cell>
              <table:table-cell office:value-type="float" office:value="0.657432520107">
                <text:p>0.657432520107</text:p>
              </table:table-cell>
              <table:table-cell office:value-type="float" office:value="0.705192021586">
                <text:p>0.705192021586</text:p>
              </table:table-cell>
              <table:table-cell office:value-type="float" office:value="0.611238339804">
                <text:p>0.611238339804</text:p>
              </table:table-cell>
              <table:table-cell office:value-type="float" office:value="0.5703670995">
                <text:p>0.5703670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77901221434">
                <text:p>0.577901221434</text:p>
              </table:table-cell>
              <table:table-cell office:value-type="float" office:value="0.588989130831">
                <text:p>0.588989130831</text:p>
              </table:table-cell>
              <table:table-cell office:value-type="float" office:value="0.62545924709">
                <text:p>0.62545924709</text:p>
              </table:table-cell>
              <table:table-cell office:value-type="float" office:value="0.669206350638">
                <text:p>0.669206350638</text:p>
              </table:table-cell>
              <table:table-cell office:value-type="float" office:value="0.579420184687">
                <text:p>0.579420184687</text:p>
              </table:table-cell>
              <table:table-cell office:value-type="float" office:value="0.539517857633">
                <text:p>0.539517857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49958336082">
                <text:p>0.549958336082</text:p>
              </table:table-cell>
              <table:table-cell office:value-type="float" office:value="0.563728518953">
                <text:p>0.563728518953</text:p>
              </table:table-cell>
              <table:table-cell office:value-type="float" office:value="0.600683867301">
                <text:p>0.600683867301</text:p>
              </table:table-cell>
              <table:table-cell office:value-type="float" office:value="0.640969952571">
                <text:p>0.640969952571</text:p>
              </table:table-cell>
              <table:table-cell office:value-type="float" office:value="0.554385153407">
                <text:p>0.554385153407</text:p>
              </table:table-cell>
              <table:table-cell office:value-type="float" office:value="0.515499373237">
                <text:p>0.515499373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0101838104">
                <text:p>0.530101838104</text:p>
              </table:table-cell>
              <table:table-cell office:value-type="float" office:value="0.545581274765">
                <text:p>0.545581274765</text:p>
              </table:table-cell>
              <table:table-cell office:value-type="float" office:value="0.582702119053">
                <text:p>0.582702119053</text:p>
              </table:table-cell>
              <table:table-cell office:value-type="float" office:value="0.62084683724">
                <text:p>0.62084683724</text:p>
              </table:table-cell>
              <table:table-cell office:value-type="float" office:value="0.536506721069">
                <text:p>0.536506721069</text:p>
              </table:table-cell>
              <table:table-cell office:value-type="float" office:value="0.498287172797">
                <text:p>0.498287172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